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Standard">
      <style:paragraph-properties fo:text-align="center" style:justify-single-word="false"/>
      <style:text-properties fo:font-style="normal" style:text-underline-style="none" style:font-style-asian="normal" style:font-style-complex="normal"/>
    </style:style>
    <style:style style:name="P6" style:family="paragraph" style:parent-style-name="Standard">
      <style:paragraph-properties fo:text-align="start" style:justify-single-word="false"/>
      <style:text-properties fo:font-style="normal" style:text-underline-style="none"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variant="normal" fo:text-transform="none" fo:color="#4d5156" style:font-name="Roboto" fo:font-size="10.5pt" fo:letter-spacing="normal" fo:font-style="normal" fo:font-weight="normal"/>
    </style:style>
    <style:style style:name="T5"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3"/>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3">At the door was his computer language coach. Mr. Eakman. (</text:span><text:span text:style-name="T4">Don </text:span><text:span text:style-name="Emphasis"><text:span text:style-name="T5">Eakman</text:span></text:span> <text:span text:style-name="T3">)</text:span></text:p>
      <text:p text:style-name="P2"/>
      <text:p text:style-name="P2">“Hello Don. How are the cattle?” Asked his father with a smile and a refrain into a quiet tune he whistled as he listened. </text:p>
      <text:p text:style-name="P2"/>
      <text:p text:style-name="Standard"><text:span text:style-name="T3">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3">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3">Katty's eyes looked cold even though her face was still smiling. “Looks like the ship that done came to </text:span><text:soft-page-break/><text:span text:style-name="T3">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3">The class could see Mr. Eakman wasn't even pushing his ship away at full speed. It doddered along at half thrust. The class chattered. Anyone knew the only stratigy would be to use the distance and pick </text:span><text:soft-page-break/><text:span text:style-name="T3">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Everything go ok?” She asked. </text:p>
      <text:p text:style-name="P2"/>
      <text:p text:style-name="P2">“Nope. It did not.” she frowned. <text:line-break/><text:soft-pag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ext:p>
      <text:p text:style-name="P7"/>
      <text:p text:style-name="P5">---------<text:line-break/></text:p>
      <text:p text:style-name="P6">These are the things Daginal could not remember from his childhood. </text:p>
      <text:p text:style-name="P2"/>
      <text:p text:style-name="P2"/>
      <text:p text:style-name="P2"/>
      <text:p text:style-name="P2"/>
      <text:p text:style-name="P2"/>
      <text:p text:style-name="P2"><text:s/></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26T17:21:51.73</dc:date>
    <dc:creator>Blake Stanger</dc:creator>
    <meta:editing-duration>P4DT19H29M3S</meta:editing-duration>
    <meta:editing-cycles>373</meta:editing-cycles>
    <meta:generator>OpenOffice/4.1.11$Win32 OpenOffice.org_project/4111m1$Build-9808</meta:generator>
    <meta:document-statistic meta:table-count="0" meta:image-count="0" meta:object-count="0" meta:page-count="58" meta:paragraph-count="552" meta:word-count="31649" meta:character-count="173327"/>
  </office:meta>
</office:document-meta>
</file>